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843b" officeooo:paragraph-rsid="0013843b"/>
    </style:style>
    <style:style style:name="P2" style:family="paragraph" style:parent-style-name="Standard">
      <style:text-properties officeooo:rsid="0013d9fd" officeooo:paragraph-rsid="0013d9fd"/>
    </style:style>
    <style:style style:name="P3" style:family="paragraph" style:parent-style-name="Standard">
      <style:text-properties fo:font-weight="bold" officeooo:rsid="0013d9fd" officeooo:paragraph-rsid="0013d9fd" style:font-weight-asian="bold" style:font-weight-complex="bold"/>
    </style:style>
    <style:style style:name="P4" style:family="paragraph" style:parent-style-name="Standard">
      <style:text-properties fo:font-weight="bold" officeooo:rsid="0016537b" officeooo:paragraph-rsid="0016537b" style:font-weight-asian="bold" style:font-weight-complex="bold"/>
    </style:style>
    <style:style style:name="P5" style:family="paragraph" style:parent-style-name="Standard">
      <style:text-properties fo:font-weight="bold" officeooo:rsid="0016537b" officeooo:paragraph-rsid="003b2b95" style:font-weight-asian="bold" style:font-weight-complex="bold"/>
    </style:style>
    <style:style style:name="P6" style:family="paragraph" style:parent-style-name="Standard">
      <style:text-properties fo:font-weight="bold" officeooo:rsid="00185b7b" officeooo:paragraph-rsid="00185b7b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185b7b" officeooo:paragraph-rsid="00185b7b" style:font-weight-asian="bold" style:font-weight-complex="bold"/>
    </style:style>
    <style:style style:name="P8" style:family="paragraph" style:parent-style-name="Standard">
      <style:text-properties fo:font-weight="bold" officeooo:rsid="001d3de5" officeooo:paragraph-rsid="001d3de5" style:font-weight-asian="bold" style:font-weight-complex="bold"/>
    </style:style>
    <style:style style:name="P9" style:family="paragraph" style:parent-style-name="Standard">
      <style:text-properties fo:font-weight="bold" officeooo:rsid="001d3de5" officeooo:paragraph-rsid="003b2b95" style:font-weight-asian="bold" style:font-weight-complex="bold"/>
    </style:style>
    <style:style style:name="P10" style:family="paragraph" style:parent-style-name="Standard">
      <style:text-properties fo:font-weight="bold" officeooo:rsid="001d3de5" officeooo:paragraph-rsid="003bbbc4" style:font-weight-asian="bold" style:font-weight-complex="bold"/>
    </style:style>
    <style:style style:name="P11" style:family="paragraph" style:parent-style-name="Standard">
      <style:text-properties fo:font-weight="bold" officeooo:rsid="00219a50" officeooo:paragraph-rsid="00219a50" style:font-weight-asian="bold" style:font-weight-complex="bold"/>
    </style:style>
    <style:style style:name="P12" style:family="paragraph" style:parent-style-name="Standard">
      <style:text-properties fo:font-weight="bold" officeooo:rsid="00243035" officeooo:paragraph-rsid="00243035" style:font-weight-asian="bold" style:font-weight-complex="bold"/>
    </style:style>
    <style:style style:name="P13" style:family="paragraph" style:parent-style-name="Standard">
      <style:text-properties fo:font-weight="bold" officeooo:rsid="00267ae0" officeooo:paragraph-rsid="00267ae0" style:font-weight-asian="bold" style:font-weight-complex="bold"/>
    </style:style>
    <style:style style:name="P14" style:family="paragraph" style:parent-style-name="Standard">
      <style:text-properties fo:font-weight="bold" officeooo:rsid="00267ae0" officeooo:paragraph-rsid="00250f45" style:font-weight-asian="bold" style:font-weight-complex="bold"/>
    </style:style>
    <style:style style:name="P15" style:family="paragraph" style:parent-style-name="Standard">
      <style:text-properties fo:font-weight="bold" officeooo:rsid="002a949f" officeooo:paragraph-rsid="002a949f" style:font-weight-asian="bold" style:font-weight-complex="bold"/>
    </style:style>
    <style:style style:name="P16" style:family="paragraph" style:parent-style-name="Standard">
      <style:text-properties fo:font-weight="bold" officeooo:rsid="001dbf51" officeooo:paragraph-rsid="003bbbc4" style:font-weight-asian="bold" style:font-weight-complex="bold"/>
    </style:style>
    <style:style style:name="P17" style:family="paragraph" style:parent-style-name="Standard">
      <style:text-properties fo:font-weight="bold" officeooo:rsid="003742e0" officeooo:paragraph-rsid="003742e0" style:font-weight-asian="bold" style:font-weight-complex="bold"/>
    </style:style>
    <style:style style:name="P18" style:family="paragraph" style:parent-style-name="Standard">
      <style:text-properties fo:font-weight="bold" officeooo:rsid="001cf40e" officeooo:paragraph-rsid="003b2b95" style:font-weight-asian="bold" style:font-weight-complex="bold"/>
    </style:style>
    <style:style style:name="P19" style:family="paragraph" style:parent-style-name="Standard">
      <style:paragraph-properties fo:break-before="page"/>
      <style:text-properties fo:font-weight="bold" officeooo:rsid="001da5e5" officeooo:paragraph-rsid="001da5e5" style:font-weight-asian="bold" style:font-weight-complex="bold"/>
    </style:style>
    <style:style style:name="P20" style:family="paragraph" style:parent-style-name="Standard">
      <style:text-properties officeooo:rsid="0014d27c" officeooo:paragraph-rsid="0014d27c"/>
    </style:style>
    <style:style style:name="P21" style:family="paragraph" style:parent-style-name="Standard">
      <style:text-properties officeooo:rsid="0016537b" officeooo:paragraph-rsid="0016537b"/>
    </style:style>
    <style:style style:name="P22" style:family="paragraph" style:parent-style-name="Standard">
      <style:text-properties officeooo:rsid="0016537b" officeooo:paragraph-rsid="003b2b95"/>
    </style:style>
    <style:style style:name="P23" style:family="paragraph" style:parent-style-name="Standard">
      <style:text-properties fo:font-weight="normal" officeooo:rsid="00185b7b" officeooo:paragraph-rsid="00185b7b" style:font-weight-asian="normal" style:font-weight-complex="normal"/>
    </style:style>
    <style:style style:name="P24" style:family="paragraph" style:parent-style-name="Standard">
      <style:text-properties fo:font-weight="normal" officeooo:rsid="0019b250" officeooo:paragraph-rsid="0019b250" style:font-weight-asian="normal" style:font-weight-complex="normal"/>
    </style:style>
    <style:style style:name="P25" style:family="paragraph" style:parent-style-name="Standard">
      <style:text-properties fo:font-weight="normal" officeooo:rsid="001d3de5" officeooo:paragraph-rsid="001d3de5" style:font-weight-asian="normal" style:font-weight-complex="normal"/>
    </style:style>
    <style:style style:name="P26" style:family="paragraph" style:parent-style-name="Standard">
      <style:text-properties fo:font-weight="normal" officeooo:rsid="003742e0" officeooo:paragraph-rsid="003742e0" style:font-weight-asian="normal" style:font-weight-complex="normal"/>
    </style:style>
    <style:style style:name="P27" style:family="paragraph" style:parent-style-name="Standard">
      <style:text-properties fo:font-weight="normal" officeooo:rsid="001cf40e" officeooo:paragraph-rsid="003b2b95" style:font-weight-asian="normal" style:font-weight-complex="normal"/>
    </style:style>
    <style:style style:name="P28" style:family="paragraph" style:parent-style-name="Standard">
      <style:text-properties fo:font-weight="normal" officeooo:rsid="001dbf51" officeooo:paragraph-rsid="003b2b95" style:font-weight-asian="normal" style:font-weight-complex="normal"/>
    </style:style>
    <style:style style:name="P29" style:family="paragraph" style:parent-style-name="Standard">
      <style:text-properties fo:font-weight="normal" officeooo:rsid="00381d6d" officeooo:paragraph-rsid="003bbbc4" style:font-weight-asian="normal" style:font-weight-complex="normal"/>
    </style:style>
    <style:style style:name="P30" style:family="paragraph" style:parent-style-name="Standard">
      <style:text-properties officeooo:rsid="001d3de5" officeooo:paragraph-rsid="003b2b95"/>
    </style:style>
    <style:style style:name="P31" style:family="paragraph" style:parent-style-name="Standard">
      <style:text-properties officeooo:rsid="001dbf51" officeooo:paragraph-rsid="001dbf51"/>
    </style:style>
    <style:style style:name="P32" style:family="paragraph" style:parent-style-name="Standard">
      <style:text-properties officeooo:rsid="0022c186" officeooo:paragraph-rsid="0022c186"/>
    </style:style>
    <style:style style:name="P33" style:family="paragraph" style:parent-style-name="Standard">
      <style:text-properties officeooo:rsid="00250f45" officeooo:paragraph-rsid="00250f45"/>
    </style:style>
    <style:style style:name="P34" style:family="paragraph" style:parent-style-name="Standard">
      <style:text-properties officeooo:rsid="00261cfc" officeooo:paragraph-rsid="00261cfc"/>
    </style:style>
    <style:style style:name="P35" style:family="paragraph" style:parent-style-name="Standard">
      <style:text-properties officeooo:rsid="00292bb5" officeooo:paragraph-rsid="00292bb5"/>
    </style:style>
    <style:style style:name="P36" style:family="paragraph" style:parent-style-name="Standard">
      <style:text-properties officeooo:rsid="002a949f" officeooo:paragraph-rsid="002a949f"/>
    </style:style>
    <style:style style:name="P37" style:family="paragraph" style:parent-style-name="Standard">
      <style:text-properties officeooo:rsid="001cf40e" officeooo:paragraph-rsid="003b2b95"/>
    </style:style>
    <style:style style:name="P38" style:family="paragraph" style:parent-style-name="Standard">
      <style:text-properties fo:font-style="normal" fo:font-weight="bold" officeooo:rsid="001da5e5" officeooo:paragraph-rsid="001da5e5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break-before="page"/>
      <style:text-properties fo:font-style="normal" fo:font-weight="bold" officeooo:rsid="003cdcfe" officeooo:paragraph-rsid="003cdcfe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fo:font-weight="bold" officeooo:rsid="003cdcfe" officeooo:paragraph-rsid="003cdcfe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weight="bold" officeooo:rsid="004cf849" officeooo:paragraph-rsid="004cf849" style:font-weight-asian="bold" style:font-weight-complex="bold"/>
    </style:style>
    <style:style style:name="P42" style:family="paragraph" style:parent-style-name="Standard">
      <style:text-properties fo:font-weight="bold" officeooo:rsid="0013843b" officeooo:paragraph-rsid="0013843b" style:font-weight-asian="bold" style:font-weight-complex="bold"/>
    </style:style>
    <style:style style:name="P43" style:family="paragraph" style:parent-style-name="Standard">
      <style:paragraph-properties fo:break-before="page"/>
      <style:text-properties fo:font-weight="bold" officeooo:rsid="001cf40e" officeooo:paragraph-rsid="003b2b95" style:font-weight-asian="bold" style:font-weight-complex="bold"/>
    </style:style>
    <style:style style:name="P44" style:family="paragraph" style:parent-style-name="Standard">
      <style:text-properties fo:font-weight="bold" officeooo:rsid="001da5e5" officeooo:paragraph-rsid="001d3de5" style:font-weight-asian="bold" style:font-weight-complex="bold"/>
    </style:style>
    <style:style style:name="P45" style:family="paragraph" style:parent-style-name="Standard">
      <style:text-properties fo:font-weight="bold" officeooo:rsid="00522fde" officeooo:paragraph-rsid="00522fde" style:font-weight-asian="bold" style:font-weight-complex="bold"/>
    </style:style>
    <style:style style:name="P46" style:family="paragraph" style:parent-style-name="Standard" style:list-style-name="L1">
      <style:text-properties officeooo:rsid="0013d9fd" officeooo:paragraph-rsid="0013d9fd"/>
    </style:style>
    <style:style style:name="P47" style:family="paragraph" style:parent-style-name="Standard" style:list-style-name="L1">
      <style:text-properties officeooo:rsid="0017f39e" officeooo:paragraph-rsid="0017f39e"/>
    </style:style>
    <style:style style:name="P48" style:family="paragraph" style:parent-style-name="Standard" style:list-style-name="L2">
      <style:text-properties officeooo:rsid="0017f39e" officeooo:paragraph-rsid="0017f39e"/>
    </style:style>
    <style:style style:name="P49" style:family="paragraph" style:parent-style-name="Standard" style:list-style-name="L1">
      <style:text-properties officeooo:rsid="0014d27c" officeooo:paragraph-rsid="0014d27c"/>
    </style:style>
    <style:style style:name="P50" style:family="paragraph" style:parent-style-name="Standard" style:list-style-name="L2">
      <style:text-properties officeooo:rsid="0024d5a1" officeooo:paragraph-rsid="0016537b"/>
    </style:style>
    <style:style style:name="P51" style:family="paragraph" style:parent-style-name="Standard" style:list-style-name="L3">
      <style:text-properties officeooo:rsid="001cf40e" officeooo:paragraph-rsid="003b2b95"/>
    </style:style>
    <style:style style:name="P52" style:family="paragraph" style:parent-style-name="Standard" style:list-style-name="L4">
      <style:text-properties officeooo:rsid="001cf40e" officeooo:paragraph-rsid="003b2b95"/>
    </style:style>
    <style:style style:name="P53" style:family="paragraph" style:parent-style-name="Standard" style:list-style-name="L5">
      <style:text-properties officeooo:rsid="001cf40e" officeooo:paragraph-rsid="003b2b95"/>
    </style:style>
    <style:style style:name="P54" style:family="paragraph" style:parent-style-name="Standard" style:list-style-name="L7">
      <style:text-properties officeooo:rsid="001cf40e" officeooo:paragraph-rsid="003b2b95"/>
    </style:style>
    <style:style style:name="P55" style:family="paragraph" style:parent-style-name="Standard" style:list-style-name="L3">
      <style:text-properties fo:font-weight="normal" officeooo:rsid="001cf40e" officeooo:paragraph-rsid="003b2b95" style:font-weight-asian="normal" style:font-weight-complex="normal"/>
    </style:style>
    <style:style style:name="P56" style:family="paragraph" style:parent-style-name="Standard" style:list-style-name="L4">
      <style:text-properties fo:font-weight="normal" officeooo:rsid="001cf40e" officeooo:paragraph-rsid="003b2b95" style:font-weight-asian="normal" style:font-weight-complex="normal"/>
    </style:style>
    <style:style style:name="P57" style:family="paragraph" style:parent-style-name="Standard" style:list-style-name="L5">
      <style:text-properties fo:font-weight="normal" officeooo:rsid="001cf40e" officeooo:paragraph-rsid="003b2b95" style:font-weight-asian="normal" style:font-weight-complex="normal"/>
    </style:style>
    <style:style style:name="P58" style:family="paragraph" style:parent-style-name="Standard" style:list-style-name="L7">
      <style:text-properties fo:font-weight="normal" officeooo:rsid="001cf40e" officeooo:paragraph-rsid="003b2b95" style:font-weight-asian="normal" style:font-weight-complex="normal"/>
    </style:style>
    <style:style style:name="P59" style:family="paragraph" style:parent-style-name="Standard" style:list-style-name="L6">
      <style:text-properties fo:font-weight="normal" officeooo:rsid="001dbf51" officeooo:paragraph-rsid="003b2b95" style:font-weight-asian="normal" style:font-weight-complex="normal"/>
    </style:style>
    <style:style style:name="P60" style:family="paragraph" style:parent-style-name="Standard" style:list-style-name="L8">
      <style:text-properties fo:font-weight="normal" officeooo:rsid="001ab1a2" officeooo:paragraph-rsid="001ab1a2" style:font-weight-asian="normal" style:font-weight-complex="normal"/>
    </style:style>
    <style:style style:name="P61" style:family="paragraph" style:parent-style-name="Standard" style:list-style-name="L8">
      <style:text-properties fo:font-weight="normal" officeooo:rsid="001b9b44" officeooo:paragraph-rsid="001b9b44" style:font-weight-asian="normal" style:font-weight-complex="normal"/>
    </style:style>
    <style:style style:name="P62" style:family="paragraph" style:parent-style-name="Standard" style:list-style-name="L9">
      <style:text-properties fo:font-weight="normal" officeooo:rsid="001d3de5" officeooo:paragraph-rsid="001d3de5" style:font-weight-asian="normal" style:font-weight-complex="normal"/>
    </style:style>
    <style:style style:name="P63" style:family="paragraph" style:parent-style-name="Standard" style:list-style-name="L11">
      <style:text-properties fo:font-weight="normal" officeooo:rsid="001d3de5" officeooo:paragraph-rsid="003bbbc4" style:font-weight-asian="normal" style:font-weight-complex="normal"/>
    </style:style>
    <style:style style:name="P64" style:family="paragraph" style:parent-style-name="Standard" style:list-style-name="L10">
      <style:text-properties fo:font-weight="normal" officeooo:rsid="00381d6d" officeooo:paragraph-rsid="003bbbc4" style:font-weight-asian="normal" style:font-weight-complex="normal"/>
    </style:style>
    <style:style style:name="P65" style:family="paragraph" style:parent-style-name="Standard" style:list-style-name="L12">
      <style:text-properties fo:font-weight="normal" officeooo:rsid="003742e0" officeooo:paragraph-rsid="003742e0" style:font-weight-asian="normal" style:font-weight-complex="normal"/>
    </style:style>
    <style:style style:name="P66" style:family="paragraph" style:parent-style-name="Standard" style:list-style-name="L4">
      <style:text-properties officeooo:rsid="0016537b" officeooo:paragraph-rsid="003b2b95"/>
    </style:style>
    <style:style style:name="P67" style:family="paragraph" style:parent-style-name="Standard" style:list-style-name="L6">
      <style:text-properties officeooo:rsid="001d3de5" officeooo:paragraph-rsid="003b2b95"/>
    </style:style>
    <style:style style:name="P68" style:family="paragraph" style:parent-style-name="Standard" style:list-style-name="L11">
      <style:text-properties officeooo:rsid="001d3de5" officeooo:paragraph-rsid="003bbbc4"/>
    </style:style>
    <style:style style:name="P69" style:family="paragraph" style:parent-style-name="Standard" style:list-style-name="L6">
      <style:text-properties officeooo:rsid="003b2b95" officeooo:paragraph-rsid="003b2b95"/>
    </style:style>
    <style:style style:name="P70" style:family="paragraph" style:parent-style-name="Standard" style:list-style-name="L10">
      <style:text-properties officeooo:rsid="001dbf51" officeooo:paragraph-rsid="003bbbc4"/>
    </style:style>
    <style:style style:name="P71" style:family="paragraph" style:parent-style-name="Standard" style:list-style-name="L14">
      <style:text-properties officeooo:rsid="001dbf51" officeooo:paragraph-rsid="001dbf51"/>
    </style:style>
    <style:style style:name="P72" style:family="paragraph" style:parent-style-name="Standard" style:list-style-name="L16">
      <style:text-properties officeooo:rsid="001dbf51" officeooo:paragraph-rsid="00250f45"/>
    </style:style>
    <style:style style:name="P73" style:family="paragraph" style:parent-style-name="Standard" style:list-style-name="L17">
      <style:text-properties officeooo:rsid="001dbf51" officeooo:paragraph-rsid="00250f45"/>
    </style:style>
    <style:style style:name="P74" style:family="paragraph" style:parent-style-name="Standard" style:list-style-name="L18">
      <style:text-properties officeooo:rsid="001dbf51" officeooo:paragraph-rsid="00267ae0"/>
    </style:style>
    <style:style style:name="P75" style:family="paragraph" style:parent-style-name="Standard" style:list-style-name="L18">
      <style:text-properties officeooo:rsid="001dbf51" officeooo:paragraph-rsid="00284fbc"/>
    </style:style>
    <style:style style:name="P76" style:family="paragraph" style:parent-style-name="Standard" style:list-style-name="L18">
      <style:text-properties officeooo:rsid="001dbf51" officeooo:paragraph-rsid="002f1c20"/>
    </style:style>
    <style:style style:name="P77" style:family="paragraph" style:parent-style-name="Standard" style:list-style-name="L10">
      <style:text-properties officeooo:rsid="001ec8e9" officeooo:paragraph-rsid="003bbbc4"/>
    </style:style>
    <style:style style:name="P78" style:family="paragraph" style:parent-style-name="Standard" style:list-style-name="L13">
      <style:text-properties officeooo:rsid="001da5e5" officeooo:paragraph-rsid="001da5e5"/>
    </style:style>
    <style:style style:name="P79" style:family="paragraph" style:parent-style-name="Standard" style:list-style-name="L13">
      <style:text-properties officeooo:rsid="00311225" officeooo:paragraph-rsid="00311225"/>
    </style:style>
    <style:style style:name="P80" style:family="paragraph" style:parent-style-name="Standard" style:list-style-name="L13">
      <style:text-properties officeooo:rsid="00311225" officeooo:paragraph-rsid="00322673"/>
    </style:style>
    <style:style style:name="P81" style:family="paragraph" style:parent-style-name="Standard" style:list-style-name="L13">
      <style:text-properties officeooo:rsid="00311225" officeooo:paragraph-rsid="003567ce"/>
    </style:style>
    <style:style style:name="P82" style:family="paragraph" style:parent-style-name="Standard">
      <style:text-properties officeooo:rsid="00311225" officeooo:paragraph-rsid="003567ce"/>
    </style:style>
    <style:style style:name="P83" style:family="paragraph" style:parent-style-name="Standard" style:list-style-name="L13">
      <style:text-properties officeooo:rsid="003bbbc4" officeooo:paragraph-rsid="003bbbc4"/>
    </style:style>
    <style:style style:name="P84" style:family="paragraph" style:parent-style-name="Standard" style:list-style-name="L13">
      <style:text-properties officeooo:rsid="00322673" officeooo:paragraph-rsid="00322673"/>
    </style:style>
    <style:style style:name="P85" style:family="paragraph" style:parent-style-name="Standard" style:list-style-name="L13">
      <style:text-properties officeooo:rsid="003567ce" officeooo:paragraph-rsid="003567ce"/>
    </style:style>
    <style:style style:name="P86" style:family="paragraph" style:parent-style-name="Standard" style:list-style-name="L15">
      <style:text-properties officeooo:rsid="0022c186" officeooo:paragraph-rsid="0022c186"/>
    </style:style>
    <style:style style:name="P87" style:family="paragraph" style:parent-style-name="Standard" style:list-style-name="L15">
      <style:text-properties officeooo:rsid="00219a50" officeooo:paragraph-rsid="00219a50"/>
    </style:style>
    <style:style style:name="P88" style:family="paragraph" style:parent-style-name="Standard" style:list-style-name="L18">
      <style:text-properties officeooo:rsid="00219a50" officeooo:paragraph-rsid="00284fbc"/>
    </style:style>
    <style:style style:name="P89" style:family="paragraph" style:parent-style-name="Standard" style:list-style-name="L18">
      <style:text-properties officeooo:rsid="00219a50" officeooo:paragraph-rsid="00292bb5"/>
    </style:style>
    <style:style style:name="P90" style:family="paragraph" style:parent-style-name="Standard" style:list-style-name="L16">
      <style:text-properties officeooo:rsid="00250f45" officeooo:paragraph-rsid="00250f45"/>
    </style:style>
    <style:style style:name="P91" style:family="paragraph" style:parent-style-name="Standard" style:list-style-name="L17">
      <style:text-properties officeooo:rsid="00250f45" officeooo:paragraph-rsid="00250f45"/>
    </style:style>
    <style:style style:name="P92" style:family="paragraph" style:parent-style-name="Standard" style:list-style-name="L18">
      <style:text-properties officeooo:rsid="00403293" officeooo:paragraph-rsid="00487c96"/>
    </style:style>
    <style:style style:name="P93" style:family="paragraph" style:parent-style-name="Standard" style:list-style-name="L18">
      <style:text-properties officeooo:rsid="002a949f" officeooo:paragraph-rsid="002a949f"/>
    </style:style>
    <style:style style:name="P94" style:family="paragraph" style:parent-style-name="Standard" style:list-style-name="L18">
      <style:text-properties officeooo:rsid="002a949f" officeooo:paragraph-rsid="002f1c20"/>
    </style:style>
    <style:style style:name="P95" style:family="paragraph" style:parent-style-name="Standard" style:list-style-name="L19">
      <style:text-properties officeooo:rsid="002a949f" officeooo:paragraph-rsid="002a949f"/>
    </style:style>
    <style:style style:name="P96" style:family="paragraph" style:parent-style-name="Standard" style:list-style-name="L19">
      <style:text-properties officeooo:rsid="002a949f" officeooo:paragraph-rsid="002d56e9"/>
    </style:style>
    <style:style style:name="P97" style:family="paragraph" style:parent-style-name="Standard" style:list-style-name="L20">
      <style:text-properties officeooo:rsid="002a949f" officeooo:paragraph-rsid="002a949f"/>
    </style:style>
    <style:style style:name="P98" style:family="paragraph" style:parent-style-name="Standard" style:list-style-name="L20">
      <style:text-properties officeooo:rsid="002a949f" officeooo:paragraph-rsid="002f1c20"/>
    </style:style>
    <style:style style:name="P99" style:family="paragraph" style:parent-style-name="Standard" style:list-style-name="L20">
      <style:text-properties officeooo:rsid="002a949f" officeooo:paragraph-rsid="002b8f69"/>
    </style:style>
    <style:style style:name="P100" style:family="paragraph" style:parent-style-name="Standard" style:list-style-name="L18">
      <style:text-properties officeooo:rsid="00284fbc" officeooo:paragraph-rsid="00284fbc"/>
    </style:style>
    <style:style style:name="P101" style:family="paragraph" style:parent-style-name="Standard" style:list-style-name="L18">
      <style:text-properties officeooo:rsid="00284fbc" officeooo:paragraph-rsid="002f1c20"/>
    </style:style>
    <style:style style:name="P102" style:family="paragraph" style:parent-style-name="Standard" style:list-style-name="L18">
      <style:text-properties officeooo:rsid="00292bb5" officeooo:paragraph-rsid="00292bb5"/>
    </style:style>
    <style:style style:name="P103" style:family="paragraph" style:parent-style-name="Standard" style:list-style-name="L18">
      <style:text-properties officeooo:rsid="00292bb5" officeooo:paragraph-rsid="002f1c20"/>
    </style:style>
    <style:style style:name="P104" style:family="paragraph" style:parent-style-name="Standard" style:list-style-name="L19">
      <style:text-properties officeooo:rsid="0043b684" officeooo:paragraph-rsid="0043b684"/>
    </style:style>
    <style:style style:name="P105" style:family="paragraph" style:parent-style-name="Standard" style:list-style-name="L20">
      <style:text-properties officeooo:rsid="002b8f69" officeooo:paragraph-rsid="002b8f69"/>
    </style:style>
    <style:style style:name="P106" style:family="paragraph" style:parent-style-name="Standard" style:list-style-name="L20">
      <style:text-properties officeooo:rsid="00465ad7" officeooo:paragraph-rsid="00487c96"/>
    </style:style>
    <style:style style:name="P107" style:family="paragraph" style:parent-style-name="Standard" style:list-style-name="L20">
      <style:text-properties officeooo:rsid="004792f0" officeooo:paragraph-rsid="004792f0"/>
    </style:style>
    <style:style style:name="P108" style:family="paragraph" style:parent-style-name="Standard" style:list-style-name="L18">
      <style:text-properties officeooo:rsid="0049b947" officeooo:paragraph-rsid="0049b947"/>
    </style:style>
    <style:style style:name="P109" style:family="paragraph" style:parent-style-name="Standard" style:list-style-name="L19">
      <style:text-properties officeooo:rsid="004b5918" officeooo:paragraph-rsid="004b5918"/>
    </style:style>
    <style:style style:name="P110" style:family="paragraph" style:parent-style-name="Standard" style:list-style-name="L11">
      <style:text-properties officeooo:rsid="004edda9" officeooo:paragraph-rsid="004edda9"/>
    </style:style>
    <style:style style:name="P111" style:family="paragraph" style:parent-style-name="Standard">
      <style:text-properties officeooo:rsid="00522fde" officeooo:paragraph-rsid="00522fde"/>
    </style:style>
    <style:style style:name="P112" style:family="paragraph" style:parent-style-name="Standard" style:list-style-name="L21">
      <style:text-properties officeooo:rsid="00522fde" officeooo:paragraph-rsid="00522fde"/>
    </style:style>
    <style:style style:name="P113" style:family="paragraph" style:parent-style-name="Standard" style:list-style-name="L22">
      <style:text-properties officeooo:rsid="00522fde" officeooo:paragraph-rsid="00522fd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537b" style:font-weight-asian="bold" style:font-weight-complex="bold"/>
    </style:style>
    <style:style style:name="T3" style:family="text">
      <style:text-properties fo:font-weight="bold" officeooo:rsid="001b9b44" style:font-weight-asian="bold" style:font-weight-complex="bold"/>
    </style:style>
    <style:style style:name="T4" style:family="text">
      <style:text-properties fo:font-weight="bold" officeooo:rsid="001ab1a2" style:font-weight-asian="bold" style:font-weight-complex="bold"/>
    </style:style>
    <style:style style:name="T5" style:family="text">
      <style:text-properties officeooo:rsid="0013d9fd"/>
    </style:style>
    <style:style style:name="T6" style:family="text">
      <style:text-properties officeooo:rsid="0016537b"/>
    </style:style>
    <style:style style:name="T7" style:family="text">
      <style:text-properties officeooo:rsid="0025fc4b"/>
    </style:style>
    <style:style style:name="T8" style:family="text">
      <style:text-properties officeooo:rsid="00185b7b"/>
    </style:style>
    <style:style style:name="T9" style:family="text">
      <style:text-properties officeooo:rsid="001ab1a2"/>
    </style:style>
    <style:style style:name="T10" style:family="text">
      <style:text-properties officeooo:rsid="001b9b44"/>
    </style:style>
    <style:style style:name="T11" style:family="text">
      <style:text-properties officeooo:rsid="001cf40e"/>
    </style:style>
    <style:style style:name="T12" style:family="text">
      <style:text-properties officeooo:rsid="0020569a"/>
    </style:style>
    <style:style style:name="T13" style:family="text">
      <style:text-properties officeooo:rsid="00219a50"/>
    </style:style>
    <style:style style:name="T14" style:family="text">
      <style:text-properties officeooo:rsid="0022c186"/>
    </style:style>
    <style:style style:name="T15" style:family="text">
      <style:text-properties officeooo:rsid="00250f45"/>
    </style:style>
    <style:style style:name="T16" style:family="text">
      <style:text-properties officeooo:rsid="00267ae0"/>
    </style:style>
    <style:style style:name="T17" style:family="text">
      <style:text-properties officeooo:rsid="00284fbc"/>
    </style:style>
    <style:style style:name="T18" style:family="text">
      <style:text-properties officeooo:rsid="002b8f69"/>
    </style:style>
    <style:style style:name="T19" style:family="text">
      <style:text-properties officeooo:rsid="002f1c20"/>
    </style:style>
    <style:style style:name="T20" style:family="text">
      <style:text-properties officeooo:rsid="00322673"/>
    </style:style>
    <style:style style:name="T21" style:family="text">
      <style:text-properties officeooo:rsid="003567ce"/>
    </style:style>
    <style:style style:name="T22" style:family="text">
      <style:text-properties officeooo:rsid="0035c539"/>
    </style:style>
    <style:style style:name="T23" style:family="text">
      <style:text-properties officeooo:rsid="003742e0"/>
    </style:style>
    <style:style style:name="T24" style:family="text">
      <style:text-properties officeooo:rsid="00381d6d"/>
    </style:style>
    <style:style style:name="T25" style:family="text">
      <style:text-properties officeooo:rsid="00396f8b"/>
    </style:style>
    <style:style style:name="T26" style:family="text">
      <style:text-properties officeooo:rsid="003bbbc4"/>
    </style:style>
    <style:style style:name="T27" style:family="text">
      <style:text-properties officeooo:rsid="00403293"/>
    </style:style>
    <style:style style:name="T28" style:family="text">
      <style:text-properties officeooo:rsid="00449114"/>
    </style:style>
    <style:style style:name="T29" style:family="text">
      <style:text-properties officeooo:rsid="00465ad7"/>
    </style:style>
    <style:style style:name="T30" style:family="text">
      <style:text-properties officeooo:rsid="00487c96"/>
    </style:style>
    <style:style style:name="T31" style:family="text">
      <style:text-properties officeooo:rsid="0049b947"/>
    </style:style>
    <style:style style:name="T32" style:family="text">
      <style:text-properties officeooo:rsid="004b5918"/>
    </style:style>
    <style:style style:name="T33" style:family="text">
      <style:text-properties officeooo:rsid="0050c625"/>
    </style:style>
    <style:style style:name="T34" style:family="text">
      <style:text-properties officeooo:rsid="0052fba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Техническое задание по ИВС</text:p>
      <text:p text:style-name="P42"/>
      <text:p text:style-name="P1"><text:span text:style-name="T1">Основная задача:</text:span> спроектировать и написать <text:span text:style-name="T5">систему автоматизированного управления рабочими процессами в виде</text:span> клиент — серверно<text:span text:style-name="T5">го</text:span> приложени<text:span text:style-name="T5">я</text:span> в основе которого будут лежать технологии: REST-API и SPA. Приложение должно полу-автоматизировать процесс контроля и работы над задачам компании.</text:p>
      <text:p text:style-name="P2"/>
      <text:p text:style-name="P3">Основные функции:</text:p>
      <text:list xml:id="list3920457767" text:style-name="L1">
        <text:list-item>
          <text:p text:style-name="P46">Добавить раздел аутентификации сотрудников;</text:p>
        </text:list-item>
        <text:list-item>
          <text:p text:style-name="P46">Позволять сотруднику просматривать информацию о себе;</text:p>
        </text:list-item>
        <text:list-item>
          <text:p text:style-name="P46">Организовать уровни авторизированного доступ к определённым функциям и разделам приложения;</text:p>
        </text:list-item>
        <text:list-item>
          <text:p text:style-name="P46">Управление сотрудниками — позволять просматривать, изменять и *увольнять сотрудников;</text:p>
        </text:list-item>
        <text:list-item>
          <text:p text:style-name="P46">Управление задачами внутри компании — позволять вести учёт и отслеживание задач направленных на организацию внутренних процессов компании;</text:p>
        </text:list-item>
        <text:list-item>
          <text:p text:style-name="P47">Предоставить раздел списка всех задач компании с возможностью просматривать каждую задачу в виде отдельной карточки, редактировать и добавлять новые. Также добавить возможность поиска по <text:span text:style-name="T8">номеру </text:span>задач<text:span text:style-name="T8">и</text:span>;</text:p>
        </text:list-item>
        <text:list-item>
          <text:p text:style-name="P46">Управление процессами движения клиентских заявок — позволять вести учёт и отслеживание состояния клиентских заявок на ремонт и обслуживание оборудования;</text:p>
        </text:list-item>
        <text:list-item>
          <text:p text:style-name="P47">Предоставить раздел списка всех заявок (открытых и закрытых). Добавить возможность просмотра заявки в виде карточки, редактировать её и добавлять новые. Внести возможность поиска заявки по номеру. (Важно! Редактировать можно только открытые заявки, после закрытия заявки её редактирования невозможно);</text:p>
        </text:list-item>
        <text:list-item>
          <text:p text:style-name="P49">Позволять вести учёт клиентов — добавить раздел просмотра клиентов, где будут отражены их текущие и выполненные заявки в виде обращений (дата обращения, вид услуги — ремонт/обслуживание, дата завершения), добавить возможность просматривать клиентов, добавлять и обновлять информацию о каждом.</text:p>
        </text:list-item>
      </text:list>
      <text:p text:style-name="P20"/>
      <text:p text:style-name="P4">Бизнес сущности</text:p>
      <text:p text:style-name="P4"/>
      <text:p text:style-name="P4">Заявка от клиента</text:p>
      <text:p text:style-name="P21"><text:tab/>Создаётся каждый раз на новое обращение, должна пройти все стадии от открытия до закрытия, не может оставаться в подвешенном состоянии.</text:p>
      <text:p text:style-name="P21">Поля <text:span text:style-name="T11">карточки</text:span>:</text:p>
      <text:list xml:id="list2947262819" text:style-name="L2">
        <text:list-item>
          <text:p text:style-name="P48">Номер заявки (уникальная строка, формируется по шаблону: &lt;ДАТА&gt;-&lt;порядковый номер&gt;)</text:p>
        </text:list-item>
        <text:list-item>
          <text:p text:style-name="P50">Дата открытия <text:span text:style-name="T6">(дата-время)</text:span></text:p>
        </text:list-item>
        <text:list-item>
          <text:p text:style-name="P50">Дата закрытия <text:span text:style-name="T6">(дата-время)</text:span></text:p>
        </text:list-item>
        <text:list-item>
          <text:p text:style-name="P50">Ориентировочная дата выполнения <text:span text:style-name="T6">(дата)</text:span></text:p>
        </text:list-item>
        <text:list-item>
          <text:p text:style-name="P50">Клиент (<text:span text:style-name="T6">выбирается из списка *</text:span><text:span text:style-name="T2">клиентов</text:span>)</text:p>
        </text:list-item>
        <text:list-item>
          <text:p text:style-name="P50"><text:span text:style-name="T25">Предмет заявки</text:span> (название оборудования)</text:p>
        </text:list-item>
        <text:list-item>
          <text:p text:style-name="P50">Вид услуги (ремонт/обслуживание — <text:span text:style-name="T6">выбирается из списка *</text:span><text:span text:style-name="T2">услуг</text:span>)</text:p>
        </text:list-item>
        <text:list-item>
          <text:p text:style-name="P50">Описание (описываем то, что хотим от сервиса: если это ремонт — описываем неисправность, если обслуживание — описываем в чём заключается его суть)</text:p>
        </text:list-item>
        <text:list-item>
          <text:p text:style-name="P50">Статус (открыта/закрыта/приёмка/выезд/проверка/ремонт/тестирование/выдача — <text:span text:style-name="T6">выбирается из списка *</text:span><text:span text:style-name="T2">состояний </text:span><text:span text:style-name="T3">заявки</text:span>)</text:p>
        </text:list-item>
        <text:list-item>
          <text:p text:style-name="P50">Исполнитель (сотрудник, кто занимается в данный момент заявкой — <text:span text:style-name="T6">выбирается из списка *</text:span><text:span text:style-name="T2">сотрудников</text:span>)</text:p>
        </text:list-item>
        <text:list-item>
          <text:p text:style-name="P50"><text:span text:style-name="T9">*</text:span><text:span text:style-name="T4">Комментарии</text:span> <text:span text:style-name="T7">(какие — то замечания по заявке во время её исполнения от сотрудников — </text:span><text:span text:style-name="T6">цепочка комментариев, каждый можно удалить, или отредактировать</text:span><text:span text:style-name="T7">)</text:span></text:p>
        </text:list-item>
      </text:list>
      <text:p text:style-name="P43">Состояния заявки:</text:p>
      <text:list xml:id="list1761755051" text:style-name="L3">
        <text:list-item>
          <text:p text:style-name="P51">Закрыта</text:p>
        </text:list-item>
        <text:list-item>
          <text:p text:style-name="P51">Приёмка</text:p>
        </text:list-item>
        <text:list-item>
          <text:p text:style-name="P51">Выезд</text:p>
        </text:list-item>
        <text:list-item>
          <text:p text:style-name="P51">Ремонт</text:p>
        </text:list-item>
        <text:list-item>
          <text:p text:style-name="P51">Тестирование</text:p>
        </text:list-item>
        <text:list-item>
          <text:p text:style-name="P55">Выдача</text:p>
        </text:list-item>
      </text:list>
      <text:p text:style-name="P18"/>
      <text:p text:style-name="P5">Клиент</text:p>
      <text:p text:style-name="P22"><text:tab/>Каждый новый клиент должен быть зарегистрирован в базе клиентов.</text:p>
      <text:p text:style-name="P22">Поля карточки:</text:p>
      <text:list xml:id="list1948636960" text:style-name="L4">
        <text:list-item>
          <text:p text:style-name="P66">ФИО <text:span text:style-name="T11">(текст)</text:span></text:p>
        </text:list-item>
        <text:list-item>
          <text:p text:style-name="P66">Номер телефона <text:span text:style-name="T11">(текст)</text:span></text:p>
        </text:list-item>
        <text:list-item>
          <text:p text:style-name="P52">Адрес электронной почты (текст)</text:p>
        </text:list-item>
        <text:list-item>
          <text:p text:style-name="P52">Адрес проживания (текст)</text:p>
        </text:list-item>
        <text:list-item>
          <text:p text:style-name="P66">Дата добавления (дата-время)</text:p>
        </text:list-item>
        <text:list-item>
          <text:p text:style-name="P56">Связанные заявки (возможность просматривать открытые/закрытые заявки клиента из списка *заявки)</text:p>
        </text:list-item>
      </text:list>
      <text:p text:style-name="P27"/>
      <text:p text:style-name="P18">Услуга</text:p>
      <text:p text:style-name="P37"><text:tab/>Тип деятельности, которой занимается компания по отношению к потребностям клиентов. </text:p>
      <text:p text:style-name="P37">Типы услуг:</text:p>
      <text:list xml:id="list2104795194" text:style-name="L5">
        <text:list-item>
          <text:p text:style-name="P53">Обслуживание</text:p>
        </text:list-item>
        <text:list-item>
          <text:p text:style-name="P57">Ремонт</text:p>
        </text:list-item>
      </text:list>
      <text:p text:style-name="P27"/>
      <text:p text:style-name="P9">Сотрудник</text:p>
      <text:p text:style-name="P30"><text:tab/>Учётная запись сотрудника определяет его возможности в системе, а также позволяет вести учёт кадров.</text:p>
      <text:p text:style-name="P30">Поля карточки:</text:p>
      <text:list xml:id="list2104455319" text:style-name="L6">
        <text:list-item>
          <text:p text:style-name="P67">ФИО (текст)</text:p>
        </text:list-item>
        <text:list-item>
          <text:p text:style-name="P69">Логин (уникальное слово)</text:p>
        </text:list-item>
        <text:list-item>
          <text:p text:style-name="P69">Пароль (хранится только ХЕШ)</text:p>
        </text:list-item>
        <text:list-item>
          <text:p text:style-name="P67">Номер телефона (текст)</text:p>
        </text:list-item>
        <text:list-item>
          <text:p text:style-name="P67">Электронная почта (текст)</text:p>
        </text:list-item>
        <text:list-item>
          <text:p text:style-name="P67">Адрес проживания (текст)</text:p>
        </text:list-item>
        <text:list-item>
          <text:p text:style-name="P67">Должность (выбирается значение из списка *<text:span text:style-name="T1">должностей компании</text:span>)</text:p>
        </text:list-item>
        <text:list-item>
          <text:p text:style-name="P67">Дата назначения (дата)</text:p>
        </text:list-item>
        <text:list-item>
          <text:p text:style-name="P67">Дата увольнения (<text:span text:style-name="T24">дата, если выбран пункт - «Уволен»</text:span>)</text:p>
        </text:list-item>
        <text:list-item>
          <text:p text:style-name="P67">Уровень доступа (поле заполняется из списка *<text:span text:style-name="T1">уровней доступа</text:span>)</text:p>
        </text:list-item>
        <text:list-item>
          <text:p text:style-name="P59">Доступность (выбирается из списка *<text:span text:style-name="T1">доступностей сотрудников</text:span>)</text:p>
        </text:list-item>
      </text:list>
      <text:p text:style-name="P28"/>
      <text:p text:style-name="P18">Комментарий</text:p>
      <text:p text:style-name="P37"><text:tab/>Приписка, которая может использоваться в задачах уровня компании, или в заявках от клиентов.</text:p>
      <text:p text:style-name="P37">Поля карточки:</text:p>
      <text:list xml:id="list2593174421" text:style-name="L7">
        <text:list-item>
          <text:p text:style-name="P54">Дата создания (дата-время)</text:p>
        </text:list-item>
        <text:list-item>
          <text:p text:style-name="P58">Текст (текст)</text:p>
        </text:list-item>
      </text:list>
      <text:p text:style-name="P7">Задача компании</text:p>
      <text:p text:style-name="P23"><text:tab/>Задача компании — способ описания требований между отделами. Каждое новое действие сопровождается открытием соответствующей задачи в системе. Каждая задача проходит этапы: открыта, в работе, оценка, закрыта. Закрытые задачи можно открывать повторно отправляя их в работу.</text:p>
      <text:p text:style-name="P24">Поля <text:span text:style-name="T11">карточки</text:span>:</text:p>
      <text:list xml:id="list932795287" text:style-name="L8">
        <text:list-item>
          <text:p text:style-name="P60">Номер задачи (уникальная строка, формируется по шаблону: &lt;ДАТА&gt;-&lt;порядковый номер&gt;)</text:p>
        </text:list-item>
        <text:list-item>
          <text:p text:style-name="P60">Название задачи <text:span text:style-name="T10">(текст)</text:span></text:p>
        </text:list-item>
        <text:list-item>
          <text:p text:style-name="P60">Описание <text:span text:style-name="T10">(текст)</text:span></text:p>
        </text:list-item>
        <text:list-item>
          <text:p text:style-name="P60">Дата открытия <text:span text:style-name="T10">(дата-время)</text:span></text:p>
        </text:list-item>
        <text:list-item>
          <text:p text:style-name="P60">Дата закрытия <text:span text:style-name="T10">(дата-время)</text:span></text:p>
        </text:list-item>
        <text:list-item>
          <text:p text:style-name="P61">Дата ориентировочного выполнения (дата)</text:p>
        </text:list-item>
        <text:list-item>
          <text:p text:style-name="P60">Статус <text:span text:style-name="T10">(выбор из списка *</text:span><text:span text:style-name="T3">состояний задачи</text:span><text:span text:style-name="T10">: открыта/в работе/оценка/закрыта)</text:span></text:p>
        </text:list-item>
        <text:list-item>
          <text:p text:style-name="P60">Исполнитель <text:span text:style-name="T10">(выбор из списка *</text:span><text:span text:style-name="T3">сотрудников</text:span><text:span text:style-name="T10">)</text:span></text:p>
        </text:list-item>
        <text:list-item>
          <text:p text:style-name="P60">*<text:span text:style-name="T1">Комментарии</text:span> <text:span text:style-name="T10">(цепочка комментариев, каждый можно редактировать, удалять, или добавлять новый)</text:span></text:p>
        </text:list-item>
      </text:list>
      <text:p text:style-name="P6"/>
      <text:p text:style-name="P8">Состояния задачи:</text:p>
      <text:list xml:id="list3308995946" text:style-name="L9">
        <text:list-item>
          <text:p text:style-name="P62">Открыта</text:p>
        </text:list-item>
        <text:list-item>
          <text:p text:style-name="P62">В работе</text:p>
        </text:list-item>
        <text:list-item>
          <text:p text:style-name="P62">Оценка</text:p>
        </text:list-item>
        <text:list-item>
          <text:p text:style-name="P62">Закрыта</text:p>
        </text:list-item>
      </text:list>
      <text:p text:style-name="P25"/>
      <text:p text:style-name="P16">Доступность сотрудников:</text:p>
      <text:list xml:id="list2737214835" text:style-name="L10">
        <text:list-item>
          <text:p text:style-name="P70">Свободен</text:p>
        </text:list-item>
        <text:list-item>
          <text:p text:style-name="P70">Занят</text:p>
        </text:list-item>
        <text:list-item>
          <text:p text:style-name="P70">Выходной</text:p>
        </text:list-item>
        <text:list-item>
          <text:p text:style-name="P77">Отпуск</text:p>
        </text:list-item>
        <text:list-item>
          <text:p text:style-name="P64">Уволен</text:p>
        </text:list-item>
      </text:list>
      <text:p text:style-name="P29"/>
      <text:p text:style-name="P10">Должности в компании:</text:p>
      <text:list xml:id="list3803678354" text:style-name="L11">
        <text:list-item>
          <text:p text:style-name="P68">Директор</text:p>
        </text:list-item>
        <text:list-item>
          <text:p text:style-name="P68">Секретарь</text:p>
        </text:list-item>
        <text:list-item>
          <text:p text:style-name="P68">Администратор</text:p>
        </text:list-item>
        <text:list-item>
          <text:p text:style-name="P110">Инженер — программист</text:p>
        </text:list-item>
        <text:list-item>
          <text:p text:style-name="P110">Инженер — электрон<text:span text:style-name="T33">ь</text:span>щик</text:p>
        </text:list-item>
        <text:list-item>
          <text:p text:style-name="P110">Инженер полного цикла</text:p>
        </text:list-item>
        <text:list-item>
          <text:p text:style-name="P68">Тестировщик</text:p>
        </text:list-item>
        <text:list-item>
          <text:p text:style-name="P68">Бухгалтер</text:p>
        </text:list-item>
        <text:list-item>
          <text:p text:style-name="P68">HR-администратор</text:p>
        </text:list-item>
        <text:list-item>
          <text:p text:style-name="P63">PR-менеджер</text:p>
        </text:list-item>
      </text:list>
      <text:p text:style-name="P25"/>
      <text:p text:style-name="P17">О сервисе</text:p>
      <text:p text:style-name="P26"><text:tab/>Техническая информация о программном продукте.</text:p>
      <text:p text:style-name="P26">Поля карточки:</text:p>
      <text:list xml:id="list898379755" text:style-name="L12">
        <text:list-item>
          <text:p text:style-name="P65">Название сервиса</text:p>
        </text:list-item>
        <text:list-item>
          <text:p text:style-name="P65">Описание сервиса</text:p>
        </text:list-item>
        <text:list-item>
          <text:p text:style-name="P65">Версия</text:p>
        </text:list-item>
        <text:list-item>
          <text:p text:style-name="P65">Сборка</text:p>
        </text:list-item>
        <text:list-item>
          <text:p text:style-name="P65">Разработчик</text:p>
        </text:list-item>
      </text:list>
      <text:p text:style-name="P44"/>
      <text:p text:style-name="P19">Уровни доступа:</text:p>
      <text:list xml:id="list2829213882" text:style-name="L13">
        <text:list-item>
          <text:p text:style-name="P78">Администратор (полный доступ ко всем функциям, открыты все разделы, разрешены все возможные действия)</text:p>
        </text:list-item>
        <text:list-item>
          <text:p text:style-name="P79">Мастер</text:p>
          <text:list>
            <text:list-item>
              <text:p text:style-name="P79">Карточка профиля — доступны все основные действия.</text:p>
            </text:list-item>
            <text:list-item>
              <text:p text:style-name="P79">Карточка «О <text:span text:style-name="T26">сервисе</text:span>» - доступен просмотр информации.</text:p>
            </text:list-item>
            <text:list-item>
              <text:p text:style-name="P79">Заявки — доступны все основные действия раздела, только запрещено создание новой заявки и закрытие существующей.</text:p>
            </text:list-item>
            <text:list-item>
              <text:p text:style-name="P79">Доска заявок — всё кроме закрытие существующей заявки <text:span text:style-name="T26">и открытия новой</text:span>.</text:p>
            </text:list-item>
            <text:list-item>
              <text:p text:style-name="P79">Задачи — доступны все возможности раздела.</text:p>
            </text:list-item>
            <text:list-item>
              <text:p text:style-name="P79">Доска задач — доступны все возможности раздела.</text:p>
            </text:list-item>
            <text:list-item>
              <text:p text:style-name="P79">Сотрудники — <text:span text:style-name="T26">раздел скрыт.</text:span></text:p>
            </text:list-item>
            <text:list-item>
              <text:p text:style-name="P79">Клиенты — запрещено всё, кроме просмотра клиентов.</text:p>
            </text:list-item>
          </text:list>
        </text:list-item>
        <text:list-item>
          <text:p text:style-name="P83">Менеджер</text:p>
          <text:list>
            <text:list-item>
              <text:p text:style-name="P80">Карточка профиля — доступны все основные действия.</text:p>
            </text:list-item>
            <text:list-item>
              <text:p text:style-name="P80">Карточка «О <text:span text:style-name="T26">сервисе</text:span>» - доступен просмотр информации.</text:p>
            </text:list-item>
            <text:list-item>
              <text:p text:style-name="P80">Заявки — доступны все основные действия раздела.</text:p>
            </text:list-item>
            <text:list-item>
              <text:p text:style-name="P80">Доска заявок — <text:span text:style-name="T20">доступно всё.</text:span></text:p>
            </text:list-item>
            <text:list-item>
              <text:p text:style-name="P80">Задачи — доступны все возможности раздела.</text:p>
            </text:list-item>
            <text:list-item>
              <text:p text:style-name="P80">Доска задач — доступны все возможности раздела.</text:p>
            </text:list-item>
            <text:list-item>
              <text:p text:style-name="P80">Сотрудники — <text:span text:style-name="T26">раздел скрыт.</text:span></text:p>
            </text:list-item>
            <text:list-item>
              <text:p text:style-name="P80">Клиенты — <text:span text:style-name="T20">полный доступ.</text:span></text:p>
            </text:list-item>
          </text:list>
        </text:list-item>
        <text:list-item>
          <text:p text:style-name="P84">Документалист</text:p>
          <text:list>
            <text:list-item>
              <text:p text:style-name="P80">Карточка профиля — доступны все основные действия.</text:p>
            </text:list-item>
            <text:list-item>
              <text:p text:style-name="P80">Карточка «О <text:span text:style-name="T26">сервисе</text:span>» - доступен просмотр информации.</text:p>
            </text:list-item>
            <text:list-item>
              <text:p text:style-name="P80">Заявки — <text:span text:style-name="T20">раздел скрыт.</text:span></text:p>
            </text:list-item>
            <text:list-item>
              <text:p text:style-name="P80">Доска заявок — <text:span text:style-name="T20">раздел скрыт.</text:span></text:p>
            </text:list-item>
            <text:list-item>
              <text:p text:style-name="P80">Задачи — доступны все возможности раздела.</text:p>
            </text:list-item>
            <text:list-item>
              <text:p text:style-name="P80">Доска задач — доступны все возможности раздела.</text:p>
            </text:list-item>
            <text:list-item>
              <text:p text:style-name="P80">Сотрудники — <text:span text:style-name="T20">полный доступ.</text:span></text:p>
            </text:list-item>
            <text:list-item>
              <text:p text:style-name="P80">Клиенты — <text:span text:style-name="T26">раздел скрыт.</text:span></text:p>
            </text:list-item>
          </text:list>
        </text:list-item>
        <text:list-item>
          <text:p text:style-name="P85">Руководитель</text:p>
          <text:list>
            <text:list-item>
              <text:p text:style-name="P81">Карточка профиля — <text:span text:style-name="T26">полный доступ</text:span>.</text:p>
            </text:list-item>
            <text:list-item>
              <text:p text:style-name="P81">Карточка «О компании» - доступ<text:span text:style-name="T26">ен просмотр информации</text:span>.</text:p>
            </text:list-item>
            <text:list-item>
              <text:p text:style-name="P81">Заявки — <text:span text:style-name="T21">полный доступ.</text:span></text:p>
            </text:list-item>
            <text:list-item>
              <text:p text:style-name="P81">Доска заявок — <text:span text:style-name="T21">полный </text:span><text:span text:style-name="T22">доступ</text:span>.</text:p>
            </text:list-item>
            <text:list-item>
              <text:p text:style-name="P81">Задачи — <text:span text:style-name="T26">полный доступ</text:span>.</text:p>
            </text:list-item>
            <text:list-item>
              <text:p text:style-name="P81">Доска задач — <text:span text:style-name="T26">полный доступ</text:span>.</text:p>
            </text:list-item>
            <text:list-item>
              <text:p text:style-name="P81">Сотрудники — <text:span text:style-name="T21">полный доступ</text:span>.</text:p>
            </text:list-item>
            <text:list-item>
              <text:p text:style-name="P81">Клиенты — <text:span text:style-name="T21">полный доступ.</text:span></text:p>
            </text:list-item>
          </text:list>
        </text:list-item>
      </text:list>
      <text:p text:style-name="P82"/>
      <text:p text:style-name="P45">Флаги доступа</text:p>
      <text:list xml:id="list2072446227" text:style-name="L21">
        <text:list-item>
          <text:p text:style-name="P112">Раздел скрыт - 00</text:p>
        </text:list-item>
        <text:list-item>
          <text:p text:style-name="P112">Смотреть - 01</text:p>
        </text:list-item>
        <text:list-item>
          <text:p text:style-name="P112">Изменять - 10</text:p>
        </text:list-item>
        <text:list-item>
          <text:p text:style-name="P112">Создавать/Удалять/Закрывать — 11</text:p>
        </text:list-item>
      </text:list>
      <text:p text:style-name="P111"/>
      <text:p text:style-name="P45">Разделы</text:p>
      <text:list xml:id="list4167872303" text:style-name="L22">
        <text:list-item>
          <text:p text:style-name="P113">Сотрудники - <text:span text:style-name="T34">00</text:span></text:p>
        </text:list-item>
        <text:list-item>
          <text:p text:style-name="P113">Клиенты - <text:span text:style-name="T34">00</text:span></text:p>
        </text:list-item>
        <text:list-item>
          <text:p text:style-name="P113">Заявки - <text:span text:style-name="T34">00</text:span></text:p>
        </text:list-item>
        <text:list-item>
          <text:p text:style-name="P113">Задачи - <text:span text:style-name="T34">00</text:span></text:p>
        </text:list-item>
      </text:list>
      <text:p text:style-name="P39">Разделы сервиса и их описание</text:p>
      <text:p text:style-name="P40"/>
      <text:p text:style-name="P38">Основные разделы сервиса:</text:p>
      <text:list xml:id="list4282451294" text:style-name="L14">
        <text:list-item>
          <text:p text:style-name="P71">Аутентификация сотрудника</text:p>
        </text:list-item>
        <text:list-item>
          <text:p text:style-name="P71">Карточка профиля</text:p>
        </text:list-item>
        <text:list-item>
          <text:p text:style-name="P71"><text:span text:style-name="T16">Карточка «О </text:span><text:span text:style-name="T23">сервисе</text:span>»</text:p>
        </text:list-item>
        <text:list-item>
          <text:p text:style-name="P71">Заявки</text:p>
        </text:list-item>
        <text:list-item>
          <text:p text:style-name="P71">Доска заявок</text:p>
        </text:list-item>
        <text:list-item>
          <text:p text:style-name="P71">Задачи</text:p>
        </text:list-item>
        <text:list-item>
          <text:p text:style-name="P71">Доска задач</text:p>
        </text:list-item>
        <text:list-item>
          <text:p text:style-name="P71">Сотрудники</text:p>
        </text:list-item>
        <text:list-item>
          <text:p text:style-name="P71">Клиенты</text:p>
        </text:list-item>
      </text:list>
      <text:p text:style-name="P31"/>
      <text:p text:style-name="P11">Раздел аутентификации сотрудника</text:p>
      <text:list xml:id="list999378443" text:style-name="L15">
        <text:list-item>
          <text:p text:style-name="P86">Основной раздел входа в систему.</text:p>
        </text:list-item>
        <text:list-item>
          <text:p text:style-name="P87">Отображается карточка входа в систему на которой имеются два поля: логин и пароль. Кроме двух полей имеется кнопка: «Вход» после нажатия на которую происходит проверка корректности данных.</text:p>
        </text:list-item>
        <text:list-item>
          <text:p text:style-name="P86">В поле ввода пароля — пароль отображается звёздочками, имеется кнопка «посмотреть пароль».</text:p>
        </text:list-item>
        <text:list-item>
          <text:p text:style-name="P87">Если данные введены не корректны (пустые поля, или формат не соответствует нужному) — отображается сообщение об <text:span text:style-name="T14">ошибке с просьбой повторить попытку.</text:span></text:p>
        </text:list-item>
        <text:list-item>
          <text:p text:style-name="P86">Если по ведённым данным не найден пользователь, или не совпадает связка: логин пароль, также отображаем сообщение об этом и просим повторить.</text:p>
        </text:list-item>
        <text:list-item>
          <text:p text:style-name="P86">В случаи успешной аутентификации мы переходим в раздел соответствующий нашим полномочиям.</text:p>
        </text:list-item>
      </text:list>
      <text:p text:style-name="P32"/>
      <text:p text:style-name="P12">Карточка профиля</text:p>
      <text:list xml:id="list1424189700" text:style-name="L16">
        <text:list-item>
          <text:p text:style-name="P72"><text:span text:style-name="T15">К</text:span>арточка отображает основную информацию о сотруднике, который вошёл в систем<text:span text:style-name="T15">у.</text:span></text:p>
        </text:list-item>
        <text:list-item>
          <text:p text:style-name="P90">Поля отображаемые в этой карточке описаны в соответствующем разделе.</text:p>
        </text:list-item>
        <text:list-item>
          <text:p text:style-name="P90">Сотрудник может отредактировать поле: «доступность», выставив соответствующий статус.</text:p>
        </text:list-item>
      </text:list>
      <text:p text:style-name="P33"/>
      <text:p text:style-name="P14">Карточка: «О <text:span text:style-name="T23">сервисе</text:span>»</text:p>
      <text:list xml:id="list711735415" text:style-name="L17">
        <text:list-item>
          <text:p text:style-name="P73"><text:span text:style-name="T16">О</text:span><text:span text:style-name="T12">тображает основную информацию о </text:span><text:span text:style-name="T23">программном продукте.</text:span></text:p>
        </text:list-item>
        <text:list-item>
          <text:p text:style-name="P91">Поля отображаемые в этом разделе описаны в соответствующем пункте.</text:p>
        </text:list-item>
      </text:list>
      <text:p text:style-name="P34"/>
      <text:p text:style-name="P13">Раздел заявки</text:p>
      <text:list xml:id="list1998513654" text:style-name="L18">
        <text:list-item>
          <text:p text:style-name="P74"><text:span text:style-name="T16">О</text:span><text:span text:style-name="T13">тображаются все заявки, которые были созданы.</text:span></text:p>
        </text:list-item>
        <text:list-item>
          <text:p text:style-name="P92">Имеется <text:span text:style-name="T30">строка</text:span> поиска по номеру заявки. <text:span text:style-name="T30">Она выполняет фильтрация по соответствующему полю.</text:span></text:p>
        </text:list-item>
        <text:list-item>
          <text:p text:style-name="P74"><text:span text:style-name="T13">Заявки представлены списком. </text:span><text:span text:style-name="T16">Столбцы: Номер заявки, Дата открытия, </text:span><text:span text:style-name="T17">Дата закрытия (отображается только при включении фильтра: закрытые), Ориентировочная дата выполнения, Клиент (ФИО), </text:span><text:span text:style-name="T27">Предмет заявки</text:span><text:span text:style-name="T17">, Вид услуги, Статус, Исполнитель.</text:span></text:p>
        </text:list-item>
        <text:list-item>
          <text:p text:style-name="P93">По каждому из столбцов можно выполнить сортировку.</text:p>
        </text:list-item>
        <text:list-item>
          <text:p text:style-name="P100">При выборе одной из заявки становится активна кнопка: «<text:span text:style-name="T27">Открыть</text:span>». При нажатии на эту кнопку открывается карточка с полями заявки.</text:p>
        </text:list-item>
        <text:list-item>
          <text:p text:style-name="P75"><text:span text:style-name="T13">Раздел имеет переключатель: Открыты</text:span><text:span text:style-name="T17">е</text:span><text:span text:style-name="T13">/Закрыты</text:span><text:span text:style-name="T17">е</text:span><text:span text:style-name="T13">, который соответственно фильтрует заявки по статусам.</text:span></text:p>
        </text:list-item>
        <text:list-item>
          <text:p text:style-name="P88">В разделе имеется возможность создания новой заявки и редактирования существующей.</text:p>
        </text:list-item>
        <text:list-item>
          <text:p text:style-name="P100"><text:soft-page-break/>При выборе соответствующей заявки и нажатии на кнопку: «<text:span text:style-name="T27">Изменить</text:span>», открывается карточка с возможностью изменения полей заявки. Поля которые можно менять: ориентировочная дата выполнения, статус, исполнитель, комментарий.</text:p>
        </text:list-item>
        <text:list-item>
          <text:p text:style-name="P89">Закрытые заявки не могут быть отредактированы.</text:p>
        </text:list-item>
        <text:list-item>
          <text:p text:style-name="P89">После выставления заявки статуса: закрыта, снова открыть её невозможно.</text:p>
        </text:list-item>
        <text:list-item>
          <text:p text:style-name="P89">В разделе есть кнопки для быстрой работы с заявкой: <text:span text:style-name="T27">изменить</text:span>, <text:span text:style-name="T27">поменять</text:span> статус, перейти к клиенту по заявке.</text:p>
        </text:list-item>
        <text:list-item>
          <text:p text:style-name="P102">При нажатии: «<text:span text:style-name="T27">Поменять</text:span> статус» - открывается список статусов и можно выбрать соответствующий.</text:p>
        </text:list-item>
        <text:list-item>
          <text:p text:style-name="P102">При нажатии «<text:span text:style-name="T27">К клиенту</text:span>» - открывается раздел клиентов и карточка того клиента, кому принадлежит заявка.</text:p>
        </text:list-item>
        <text:list-item>
          <text:p text:style-name="P102">При выставлении заявки статуса: Закрыта, система выводит окно — предупреждение о том, что после закрытия заявки открыть её повторно будет невозможно.</text:p>
        </text:list-item>
      </text:list>
      <text:p text:style-name="P35"/>
      <text:p text:style-name="P15">Раздел доска заявок</text:p>
      <text:list xml:id="list1285285609" text:style-name="L19">
        <text:list-item>
          <text:p text:style-name="P95">Отображает процесс исполнения заявки по статусам. <text:span text:style-name="T27">Статусы для отображения: выезд, приёмка, тестирование, ремонт, выдача, закрыто.</text:span></text:p>
        </text:list-item>
        <text:list-item>
          <text:p text:style-name="P95">При нажатии на заявку открывается её карточка на просмотр.</text:p>
        </text:list-item>
        <text:list-item>
          <text:p text:style-name="P95">В карточке на просмотр можно поменять статус заявки, добавить комментарий, изменить ориентировочную дату выполнения, или поменять исполнителя.</text:p>
        </text:list-item>
        <text:list-item>
          <text:p text:style-name="P104">В разделе есть кнопка «Создать», которая создаёт новую заявку.</text:p>
        </text:list-item>
      </text:list>
      <text:p text:style-name="P36"/>
      <text:p text:style-name="P15">Раздел сотрудники</text:p>
      <text:list xml:id="list247776065" text:style-name="L20">
        <text:list-item>
          <text:p text:style-name="P97">В разделе отображается список сотрудников <text:span text:style-name="T18">в виде таблицы.</text:span></text:p>
        </text:list-item>
        <text:list-item>
          <text:p text:style-name="P105">Раздел имеет переключатель (фильтр): <text:span text:style-name="T28">Штат</text:span>/<text:span text:style-name="T28">Уволенные</text:span>.</text:p>
        </text:list-item>
        <text:list-item>
          <text:p text:style-name="P105">Видимые столбцы: ФИО, <text:span text:style-name="T28">Логин, </text:span>Должность, Дата назначения, Дата увольнения (отображается при соответствующем значении фильтра), Доступность.</text:p>
        </text:list-item>
        <text:list-item>
          <text:p text:style-name="P98">По каждому из столбцов можно выполнить сортировку.</text:p>
        </text:list-item>
        <text:list-item>
          <text:p text:style-name="P105">В разделе есть кнопки: <text:span text:style-name="T29">Открыть</text:span>, Добавить, Изменить, Уволить.</text:p>
        </text:list-item>
        <text:list-item>
          <text:p text:style-name="P105">При выборе записи и нажатии на кнопку: «<text:span text:style-name="T29">Открыть</text:span>», отображается карточка сотрудника с полями обозначенными в соответствующем пункте.</text:p>
        </text:list-item>
        <text:list-item>
          <text:p text:style-name="P105">При «Увольнении» отображается окно в котором спрашивается подтверждение операции.</text:p>
        </text:list-item>
        <text:list-item>
          <text:p text:style-name="P105">Уволенных сотрудников нельзя редактировать.</text:p>
        </text:list-item>
        <text:list-item>
          <text:p text:style-name="P105">В разделе «Уволенные», кнопка «Уволить» меняется на «Восстановить».</text:p>
        </text:list-item>
        <text:list-item>
          <text:p text:style-name="P106">Также в разделе есть строка поиска по ФИО <text:span text:style-name="T30">сотрудника</text:span>. <text:span text:style-name="T30">Она выполняет фильтрация по соответствующему полю.</text:span></text:p>
        </text:list-item>
      </text:list>
      <text:p text:style-name="P36"/>
      <text:p text:style-name="P15">Раздел клиенты</text:p>
      <text:list xml:id="list194119825823737" text:continue-numbering="true" text:style-name="L20">
        <text:list-item>
          <text:p text:style-name="P99">В разделе отображается список <text:span text:style-name="T18">клиентов</text:span> <text:span text:style-name="T18">в виде таблицы.</text:span></text:p>
        </text:list-item>
        <text:list-item>
          <text:p text:style-name="P107">Имеется строка поиска по ФИО клиента. <text:span text:style-name="T30">Она выполняет фильтрация по соответствующему полю.</text:span></text:p>
        </text:list-item>
        <text:list-item>
          <text:p text:style-name="P105">Видимые столбцы: ФИО, Дата регистрации, Номер телефона, Адрес электронной почты.</text:p>
        </text:list-item>
        <text:list-item>
          <text:p text:style-name="P98">По каждому из столбцов можно выполнить сортировку.</text:p>
        </text:list-item>
        <text:list-item>
          <text:p text:style-name="P105">В разделе есть кнопки: <text:span text:style-name="T31">Открыть</text:span>, Добавить, Изменить, К заявкам.</text:p>
        </text:list-item>
        <text:list-item>
          <text:p text:style-name="P105">При выборе записи и нажатии на кнопку: «<text:span text:style-name="T31">Открыть</text:span>», отображается карточка клиента с полями обозначенными в соответствующем пункте.</text:p>
        </text:list-item>
        <text:list-item>
          <text:p text:style-name="P105">При «К заявкам» открывается раздел: Заявки, и фильтруется по клиенту.</text:p>
        </text:list-item>
      </text:list>
      <text:p text:style-name="P36"/>
      <text:p text:style-name="P15"/>
      <text:p text:style-name="P15"/>
      <text:p text:style-name="P15"><text:soft-page-break/>Раздел задачи</text:p>
      <text:list xml:id="list194120286914897" text:continue-list="list1998513654" text:style-name="L18">
        <text:list-item>
          <text:p text:style-name="P76"><text:span text:style-name="T16">О</text:span><text:span text:style-name="T13">тображаются все </text:span><text:span text:style-name="T19">задачи</text:span><text:span text:style-name="T13">, которые были созданы.</text:span></text:p>
        </text:list-item>
        <text:list-item>
          <text:p text:style-name="P108">В разделе имеется строка поиска по номеру задачи. <text:span text:style-name="T30">Она выполняет фильтрация по соответствующему полю.</text:span></text:p>
        </text:list-item>
        <text:list-item>
          <text:p text:style-name="P76"><text:span text:style-name="T19">Задачи</text:span><text:span text:style-name="T13"> представлены списком. </text:span><text:span text:style-name="T16">Столбцы: Номер </text:span><text:span text:style-name="T19">задачи</text:span><text:span text:style-name="T16">, </text:span><text:span text:style-name="T19">Название задачи, </text:span><text:span text:style-name="T16">Дата открытия, </text:span><text:span text:style-name="T17">Дата закрытия (отображается только при включении фильтра: закрытые), Ориентировочная дата выполнения, Статус, Исполнитель.</text:span></text:p>
        </text:list-item>
        <text:list-item>
          <text:p text:style-name="P94">По каждому из столбцов можно выполнить сортировку.</text:p>
        </text:list-item>
        <text:list-item>
          <text:p text:style-name="P101">При выборе одной из <text:span text:style-name="T19">задач</text:span> становится активна кнопка: «<text:span text:style-name="T31">Открыть</text:span>». При нажатии на эту кнопку открывается карточка с полями <text:span text:style-name="T19">задачи</text:span>.</text:p>
        </text:list-item>
        <text:list-item>
          <text:p text:style-name="P76"><text:span text:style-name="T13">Раздел имеет переключатель: Открыты</text:span><text:span text:style-name="T17">е</text:span><text:span text:style-name="T13">/Закрыты</text:span><text:span text:style-name="T17">е</text:span><text:span text:style-name="T13">, который соответственно фильтрует заявки по статусам.</text:span></text:p>
        </text:list-item>
        <text:list-item>
          <text:p text:style-name="P76"><text:span text:style-name="T13">В разделе имеется возможность создания новой </text:span><text:span text:style-name="T19">задачи</text:span><text:span text:style-name="T13"> и редактирования существующей.</text:span></text:p>
        </text:list-item>
        <text:list-item>
          <text:p text:style-name="P101">При выборе соответствующей <text:span text:style-name="T19">задачи</text:span> и нажатии на кнопку: «<text:span text:style-name="T31">изменить</text:span>», открывается карточка с возможностью изменения полей. Поля которые можно менять: ориентировочная дата выполнения, статус, исполнитель, комментарий.</text:p>
        </text:list-item>
        <text:list-item>
          <text:p text:style-name="P76"><text:span text:style-name="T13">Закрытые </text:span><text:span text:style-name="T19">задачи</text:span><text:span text:style-name="T13"> могут быть отредактированы.</text:span></text:p>
        </text:list-item>
        <text:list-item>
          <text:p text:style-name="P76"><text:span text:style-name="T13">После выставления </text:span><text:span text:style-name="T19">задаче</text:span><text:span text:style-name="T13"> статуса: закрыта, её </text:span><text:span text:style-name="T19">можно снова открыть</text:span><text:span text:style-name="T13">.</text:span></text:p>
        </text:list-item>
        <text:list-item>
          <text:p text:style-name="P76"><text:span text:style-name="T13">В разделе есть кнопки для быстрой работы с </text:span><text:span text:style-name="T19">задачей</text:span><text:span text:style-name="T13">: </text:span><text:span text:style-name="T31">изменить</text:span><text:span text:style-name="T13">, </text:span><text:span text:style-name="T31">поменять</text:span><text:span text:style-name="T13"> статус.</text:span></text:p>
        </text:list-item>
        <text:list-item>
          <text:p text:style-name="P103">При нажатии: «<text:span text:style-name="T31">Поменять</text:span> статус» - открывается список статусов и можно выбрать соответствующий.</text:p>
        </text:list-item>
      </text:list>
      <text:p text:style-name="P36"/>
      <text:p text:style-name="P15">Раздел доска задач</text:p>
      <text:list xml:id="list194119318703295" text:continue-list="list1285285609" text:style-name="L19">
        <text:list-item>
          <text:p text:style-name="P96">Отображает процесс исполнения <text:span text:style-name="T19">задачи</text:span> по статусам.</text:p>
        </text:list-item>
        <text:list-item>
          <text:p text:style-name="P96">При нажатии на <text:span text:style-name="T32">задачу</text:span> открывается её карточка на просмотр.</text:p>
        </text:list-item>
        <text:list-item>
          <text:p text:style-name="P96">В карточке на просмотр можно поменять статус <text:span text:style-name="T19">задачи</text:span>, добавить комментарий, изменить ориентировочную дату выполнения, или поменять исполнителя.</text:p>
        </text:list-item>
        <text:list-item>
          <text:p text:style-name="P109">Также в разделе имеется кнопка «Создать» нажатие на которую открывает карточку на создание новой задачи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5:03:24.949395172</meta:creation-date>
    <meta:generator>LibreOffice/7.3.7.2$Linux_X86_64 LibreOffice_project/30$Build-2</meta:generator>
    <dc:date>2023-03-02T18:58:11.496953357</dc:date>
    <meta:editing-duration>PT6H57M17S</meta:editing-duration>
    <meta:editing-cycles>47</meta:editing-cycles>
    <meta:document-statistic meta:table-count="0" meta:image-count="0" meta:object-count="0" meta:page-count="7" meta:paragraph-count="239" meta:word-count="1805" meta:character-count="12888" meta:non-whitespace-character-count="11462"/>
  </office:meta>
</office:document-meta>
</file>